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4b6f9" officeooo:paragraph-rsid="0004b6f9" style:font-size-asian="13.1000003814697pt" style:font-size-complex="15pt"/>
    </style:style>
    <style:style style:name="P2" style:family="paragraph" style:parent-style-name="Standard">
      <style:text-properties fo:font-size="15pt" officeooo:rsid="0004b6f9" officeooo:paragraph-rsid="000512ab" style:font-size-asian="13.1000003814697pt" style:font-size-complex="15pt"/>
    </style:style>
    <style:style style:name="P3" style:family="paragraph" style:parent-style-name="Standard">
      <style:text-properties fo:font-size="15pt" officeooo:rsid="0004b6f9" officeooo:paragraph-rsid="000665de" style:font-size-asian="13.1000003814697pt" style:font-size-complex="15pt"/>
    </style:style>
    <style:style style:name="P4" style:family="paragraph" style:parent-style-name="Standard">
      <style:text-properties fo:font-size="15pt" fo:font-weight="bold" officeooo:rsid="0006d6cd" officeooo:paragraph-rsid="0006d6cd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06d6cd" officeooo:paragraph-rsid="000512ab" style:font-size-asian="13.1000003814697pt" style:font-size-complex="15pt"/>
    </style:style>
    <style:style style:name="P6" style:family="paragraph" style:parent-style-name="Standard">
      <style:text-properties fo:font-size="15pt" officeooo:rsid="0004b6f9" officeooo:paragraph-rsid="000665de" style:font-size-asian="13.1000003814697pt" style:font-size-complex="15pt"/>
    </style:style>
    <style:style style:name="P7" style:family="paragraph" style:parent-style-name="Standard">
      <style:text-properties fo:font-size="15pt" officeooo:rsid="0004b6f9" officeooo:paragraph-rsid="00071caa" style:font-size-asian="13.1000003814697pt" style:font-size-complex="15pt"/>
    </style:style>
    <style:style style:name="P8" style:family="paragraph" style:parent-style-name="Standard">
      <style:text-properties fo:font-size="15pt" officeooo:rsid="0004b6f9" officeooo:paragraph-rsid="0007dd4c" style:font-size-asian="13.1000003814697pt" style:font-size-complex="15pt"/>
    </style:style>
    <style:style style:name="P9" style:family="paragraph" style:parent-style-name="Standard">
      <style:text-properties fo:font-size="15pt" style:text-underline-style="none" fo:font-weight="bold" officeooo:rsid="0004b6f9" officeooo:paragraph-rsid="00071caa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color="#21409a" fo:font-size="15pt" fo:font-weight="normal" officeooo:rsid="00071caa" officeooo:paragraph-rsid="00071caa" style:font-size-asian="13.1000003814697pt" style:font-weight-asian="normal" style:font-size-complex="15pt" style:font-weight-complex="normal"/>
    </style:style>
    <style:style style:name="P11" style:family="paragraph" style:parent-style-name="Standard">
      <style:paragraph-properties fo:break-before="page"/>
      <style:text-properties fo:font-size="15pt" fo:font-weight="bold" officeooo:rsid="0006d6cd" officeooo:paragraph-rsid="00071caa" style:font-size-asian="13.1000003814697pt" style:font-weight-asian="bold" style:font-size-complex="15pt" style:font-weight-complex="bold"/>
    </style:style>
    <style:style style:name="T1" style:family="text">
      <style:text-properties officeooo:rsid="000512ab"/>
    </style:style>
    <style:style style:name="T2" style:family="text">
      <style:text-properties officeooo:rsid="000665de"/>
    </style:style>
    <style:style style:name="T3" style:family="text">
      <style:text-properties officeooo:rsid="00071caa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665de" style:font-weight-asian="normal" style:font-weight-complex="normal"/>
    </style:style>
    <style:style style:name="T6" style:family="text">
      <style:text-properties officeooo:rsid="0007dd4c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JER 1</text:p>
      <text:p text:style-name="P1">AUTOR (#código_<text:span text:style-name="T1">autor</text:span>,nombre)</text:p>
      <text:p text:style-name="P1"><text:tab/><text:tab/>código_<text:span text:style-name="T1">autor</text:span> es cadena no nula,</text:p>
      <text:p text:style-name="P1"><text:tab/><text:tab/>nombre es cadena no nula,</text:p>
      <text:p text:style-name="P1"><text:tab/>PK (código_<text:span text:style-name="T1">autor</text:span>).</text:p>
      <text:p text:style-name="P1"/>
      <text:p text:style-name="P1">LIBRO <text:span text:style-name="T1">(#código_libro,título,ISBN,editorial,págs)</text:span></text:p>
      <text:p text:style-name="P2"><text:tab/><text:tab/>código_<text:span text:style-name="T1">libro</text:span> es cadena no nula,</text:p>
      <text:p text:style-name="P2"><text:tab/><text:tab/><text:span text:style-name="T1">título</text:span> es cadena no nula,</text:p>
      <text:p text:style-name="P2"><text:tab/><text:tab/><text:span text:style-name="T1">ISBN</text:span> es cadena no nula,</text:p>
      <text:p text:style-name="P2"><text:tab/><text:tab/><text:span text:style-name="T1">editorial</text:span> es cadena no nula,</text:p>
      <text:p text:style-name="P2"><text:tab/><text:tab/><text:span text:style-name="T1">págs</text:span> es <text:span text:style-name="T1">entero</text:span>,</text:p>
      <text:p text:style-name="P2"><text:tab/>PK (código_<text:span text:style-name="T1">libro</text:span>).</text:p>
      <text:p text:style-name="P2"/>
      <text:p text:style-name="P2"><text:span text:style-name="T1">EJEMPLAR</text:span> (#código_<text:span text:style-name="T1">ejemplar</text:span>,<text:span text:style-name="T1">localización,código_libro</text:span>)</text:p>
      <text:p text:style-name="P2"><text:tab/><text:tab/>código_<text:span text:style-name="T1">ejemplar</text:span> es cadena no nula,</text:p>
      <text:p text:style-name="P2"><text:tab/><text:tab/><text:span text:style-name="T1">localización</text:span> es cadena no nula,</text:p>
      <text:p text:style-name="P2"><text:tab/><text:tab/><text:span text:style-name="T1">código_libro es cadena no nula,</text:span></text:p>
      <text:p text:style-name="P2"><text:tab/>PK (código_<text:span text:style-name="T1">ejemplar</text:span>),</text:p>
      <text:p text:style-name="P2"><text:tab/><text:span text:style-name="T1">FK (código de libro/LIBRO(código_libro))</text:span></text:p>
      <text:p text:style-name="P2"/>
      <text:p text:style-name="P2"><text:span text:style-name="T1">USUARIO</text:span> <text:span text:style-name="T1">(#código_usuario,nombre,tfno,dirección)</text:span></text:p>
      <text:p text:style-name="P2"><text:tab/><text:tab/>código_<text:span text:style-name="T1">usuario</text:span> es cadena no nula,</text:p>
      <text:p text:style-name="P2"><text:tab/><text:tab/><text:span text:style-name="T1">nombre</text:span> es cadena no nula,</text:p>
      <text:p text:style-name="P2"><text:tab/><text:tab/><text:span text:style-name="T1">tfno</text:span> es <text:span text:style-name="T1">entero</text:span>,</text:p>
      <text:p text:style-name="P2"><text:tab/><text:tab/><text:span text:style-name="T1">dirección</text:span> es cadena no nula,</text:p>
      <text:p text:style-name="P2"><text:tab/>PK (código_<text:span text:style-name="T1">usuario</text:span>).</text:p>
      <text:p text:style-name="P2"/>
      <text:p text:style-name="P2"><text:span text:style-name="T1">ESCRIBE</text:span> (#código_<text:span text:style-name="T1">autor</text:span>,<text:span text:style-name="T1">#código_libro</text:span>)</text:p>
      <text:p text:style-name="P2"><text:tab/><text:tab/>código_<text:span text:style-name="T1">autor</text:span> es cadena no nula,</text:p>
      <text:p text:style-name="P2"><text:tab/><text:tab/><text:span text:style-name="T1">código_libro</text:span> es cadena no nula,</text:p>
      <text:p text:style-name="P2"><text:tab/>PK (código_<text:span text:style-name="T1">autor,código_libro</text:span>).</text:p>
      <text:p text:style-name="P2"/>
      <text:p text:style-name="P2"><text:span text:style-name="T1">SACA</text:span> (#código_<text:span text:style-name="T1">usuario</text:span>,<text:span text:style-name="T1">#código_ejemplar,f_devolución,f_préstamo</text:span>)</text:p>
      <text:p text:style-name="P2"><text:tab/><text:tab/>código_<text:span text:style-name="T1">usuario</text:span> es cadena no nula,</text:p>
      <text:p text:style-name="P2"><text:tab/><text:tab/><text:span text:style-name="T1">código_ejemplar</text:span> es cadena no nula,</text:p>
      <text:p text:style-name="P2"><text:tab/><text:tab/><text:span text:style-name="T1">f_devolución es fecha,</text:span></text:p>
      <text:p text:style-name="P2"><text:tab/><text:tab/><text:span text:style-name="T1">f_préstamo es fecha,</text:span></text:p>
      <text:p text:style-name="P2"><text:tab/>PK (código_<text:span text:style-name="T1">autor,código_libro</text:span>).</text:p>
      <text:p text:style-name="P2"/>
      <text:p text:style-name="P2"/>
      <text:p text:style-name="P5"/>
      <text:p text:style-name="P4"><text:soft-page-break/>EJER 2</text:p>
      <text:p text:style-name="P2"><text:span text:style-name="T2">PRODUCTO</text:span> <text:span text:style-name="T1">(#código_producto,existencias,precio,descripción)</text:span></text:p>
      <text:p text:style-name="P2"><text:tab/><text:tab/>código_<text:span text:style-name="T2">producto</text:span> es cadena no nula,</text:p>
      <text:p text:style-name="P2"><text:tab/><text:tab/><text:span text:style-name="T2">existencias</text:span> es <text:span text:style-name="T2">entero</text:span>,</text:p>
      <text:p text:style-name="P2"><text:tab/><text:tab/><text:span text:style-name="T2">precio</text:span> es <text:span text:style-name="T2">real</text:span>,</text:p>
      <text:p text:style-name="P2"><text:tab/><text:tab/><text:span text:style-name="T2">descripción</text:span> es cadena no nula,</text:p>
      <text:p text:style-name="P2"><text:tab/>PK (código_<text:span text:style-name="T2">producto</text:span>).</text:p>
      <text:p text:style-name="P3"/>
      <text:p text:style-name="P3"><text:span text:style-name="T2">CLIENTE</text:span> <text:span text:style-name="T1">(#código_cliente,nombre_c,apellidos_c,tfno_c,dirección_c)</text:span></text:p>
      <text:p text:style-name="P3"><text:tab/><text:tab/>código_<text:span text:style-name="T2">cliente</text:span> es cadena no nula,</text:p>
      <text:p text:style-name="P3"><text:tab/><text:tab/><text:span text:style-name="T2">nombre_c</text:span> es cadena no nula,</text:p>
      <text:p text:style-name="P3"><text:tab/><text:tab/><text:span text:style-name="T2">apellidos_c</text:span> es cadena no nula,</text:p>
      <text:p text:style-name="P3"><text:tab/><text:tab/><text:span text:style-name="T2">tfno_c</text:span> es <text:span text:style-name="T2">entero</text:span>,</text:p>
      <text:p text:style-name="P3"><text:tab/><text:tab/><text:span text:style-name="T2">dirección_c</text:span> es <text:span text:style-name="T2">cadena no nula</text:span>,</text:p>
      <text:p text:style-name="P3"><text:tab/>PK (código_<text:span text:style-name="T2">cliente</text:span>).</text:p>
      <text:p text:style-name="P3"/>
      <text:p text:style-name="P3"><text:span text:style-name="T2">PROVEEDOR</text:span> <text:span text:style-name="T1">(#código_proveedor,nombre_p,apellidos_p,tfno_p,dirección_p)</text:span></text:p>
      <text:p text:style-name="P3"><text:tab/><text:tab/>código_<text:span text:style-name="T2">cliente</text:span> es cadena no nula,</text:p>
      <text:p text:style-name="P3"><text:tab/><text:tab/><text:span text:style-name="T2">nombre_p</text:span> es cadena no nula,</text:p>
      <text:p text:style-name="P3"><text:tab/><text:tab/><text:span text:style-name="T2">apellidos_p</text:span> es cadena no nula,</text:p>
      <text:p text:style-name="P3"><text:tab/><text:tab/><text:span text:style-name="T2">tfno_p</text:span> es <text:span text:style-name="T2">entero</text:span>,</text:p>
      <text:p text:style-name="P3"><text:tab/><text:tab/><text:span text:style-name="T2">dirección_p</text:span> es <text:span text:style-name="T2">cadena no nula</text:span>,</text:p>
      <text:p text:style-name="P3"><text:tab/>PK (código_<text:span text:style-name="T2">proveedor</text:span>).</text:p>
      <text:p text:style-name="P3"/>
      <text:p text:style-name="P3"><text:span text:style-name="T2">SUMINISTRA</text:span> (#código_<text:span text:style-name="T2">producto</text:span>,<text:span text:style-name="T1">#código_proveedor</text:span>)</text:p>
      <text:p text:style-name="P3"><text:tab/><text:tab/>código_<text:span text:style-name="T2">producto</text:span> es cadena no nula,</text:p>
      <text:p text:style-name="P3"><text:tab/><text:tab/><text:span text:style-name="T1">código_proveedor</text:span> es cadena no nula,</text:p>
      <text:p text:style-name="P3"><text:tab/>PK (código_<text:span text:style-name="T2">producto,código_proveedor</text:span>).</text:p>
      <text:p text:style-name="P2"/>
      <text:p text:style-name="P3"><text:span text:style-name="T2">COMPRA</text:span> (#código_<text:span text:style-name="T2">producto</text:span>,<text:span text:style-name="T1">#código_cliente,f_compra</text:span>)</text:p>
      <text:p text:style-name="P3"><text:tab/><text:tab/>código_<text:span text:style-name="T2">producto</text:span> es cadena no nula,</text:p>
      <text:p text:style-name="P3"><text:tab/><text:tab/><text:span text:style-name="T1">código_cliente</text:span> es cadena no nula,</text:p>
      <text:p text:style-name="P3"><text:tab/><text:tab/><text:span text:style-name="T2">f_compra es fecha,</text:span></text:p>
      <text:p text:style-name="P3"><text:tab/>PK (código_<text:span text:style-name="T2">producto,código_proveedor</text:span>).</text:p>
      <text:p text:style-name="P11">EJER <text:span text:style-name="T3">3</text:span></text:p>
      <text:p text:style-name="P10"><text:span text:style-name="T6">L</text:span>a relación de cursa es de N:M.</text:p>
      <text:p text:style-name="P7"><text:span text:style-name="T3">PROFESOR</text:span> <text:span text:style-name="T1">(#DNI,tfno,nombre,dirección)</text:span></text:p>
      <text:p text:style-name="P7"><text:tab/><text:tab/><text:span text:style-name="T3">DNI</text:span> es cadena no nula,</text:p>
      <text:p text:style-name="P7"><text:tab/><text:tab/><text:span text:style-name="T3">tfno</text:span> es <text:span text:style-name="T2">entero</text:span>,</text:p>
      <text:p text:style-name="P7"><text:tab/><text:tab/><text:span text:style-name="T3">nombre</text:span> es <text:span text:style-name="T3">cadena no nula</text:span>,</text:p>
      <text:p text:style-name="P7"><text:tab/><text:tab/><text:span text:style-name="T3">dirección</text:span> es cadena no nula,</text:p>
      <text:p text:style-name="P7"><text:tab/>PK (<text:span text:style-name="T6">DNI</text:span>).</text:p>
      <text:p text:style-name="P7"/>
      <text:p text:style-name="P7"><text:span text:style-name="T6">MODULO</text:span> <text:span text:style-name="T1">(#código_modulo,nombre_modulo,DNI)</text:span></text:p>
      <text:p text:style-name="P7"><text:tab/><text:tab/>código_<text:span text:style-name="T6">modulo</text:span> es cadena no nula,</text:p>
      <text:p text:style-name="P7"><text:tab/><text:tab/><text:span text:style-name="T2">nombre_modulo</text:span> es cadena no nula,</text:p>
      <text:p text:style-name="P8"><text:tab/><text:tab/><text:span text:style-name="T3">DNI</text:span> es cadena no nula,</text:p>
      <text:p text:style-name="P7"><text:tab/>PK (código_<text:span text:style-name="T6">modulo</text:span>),</text:p>
      <text:p text:style-name="P7"><text:tab/><text:span text:style-name="T6">FK (dni profesor/PROFESOR (DNI))</text:span></text:p>
      <text:p text:style-name="P7"/>
      <text:p text:style-name="P7"><text:span text:style-name="T6">ALUMNO</text:span> <text:span text:style-name="T1">(#expediente,nombre_alumno,apellidos_alumno,fch_nac,expediente_delegado)</text:span></text:p>
      <text:p text:style-name="P7"><text:tab/><text:tab/><text:span text:style-name="T6">expediente</text:span> es cadena no nula,</text:p>
      <text:p text:style-name="P7"><text:tab/><text:tab/><text:span text:style-name="T2">nombre_alumno</text:span> es cadena no nula,</text:p>
      <text:p text:style-name="P7"><text:tab/><text:tab/><text:span text:style-name="T2">apellidos_alumno</text:span> es cadena no nula,</text:p>
      <text:p text:style-name="P7"><text:tab/><text:tab/><text:span text:style-name="T6">expediente_delegado es cadena no nula</text:span></text:p>
      <text:p text:style-name="P7"><text:tab/><text:tab/><text:span text:style-name="T6">fch_nac</text:span> es <text:span text:style-name="T2">entero</text:span>,</text:p>
      <text:p text:style-name="P7"><text:tab/>PK (<text:span text:style-name="T6">expediente</text:span>),</text:p>
      <text:p text:style-name="P7"><text:tab/><text:span text:style-name="T6">FK (expediente del delegado/ALUMNO (expediente_delegado)).</text:span></text:p>
      <text:p text:style-name="P7"/>
      <text:p text:style-name="P7"><text:span text:style-name="T6">CURSA</text:span> (#código_<text:span text:style-name="T6">modulo</text:span>,<text:span text:style-name="T1">#expediente</text:span>)</text:p>
      <text:p text:style-name="P7"><text:tab/><text:tab/>código_<text:span text:style-name="T6">modulo</text:span> es cadena no nula,</text:p>
      <text:p text:style-name="P7"><text:tab/><text:tab/><text:span text:style-name="T6">expediente</text:span> es cadena no nula,</text:p>
      <text:p text:style-name="P7"><text:tab/>PK (código_<text:span text:style-name="T6">modulo,expediente</text:span>).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0:55:36.156121444</meta:creation-date>
    <dc:date>2019-11-18T12:46:52.083097115</dc:date>
    <meta:editing-duration>PT24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90" meta:word-count="329" meta:character-count="2874" meta:non-whitespace-character-count="2511"/>
  </office:meta>
</office:document-meta>
</file>